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tentAssistProcessor.computeContextInformation( ITextViewer viewer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getContextInformationAutoActivation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getPro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getCompletionProposalAutoActivation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getContextInformation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setFile( I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ntAssistProcessor.getJava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ntAssistProcessor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ntAssistProcessor.computeCompletionProposals( ITextViewer viewer , int document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